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kłażan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Bambus, kiełki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.d</text:p>
          </table:table-cell>
        </table:table-row>
        <table:table-row table:style-name="ro1">
          <table:table-cell office:value-type="string" calcext:value-type="string">
            <text:p>Bataty</text:p>
          </table:table-cell>
          <table:table-cell office:value-type="float" office:value="108" calcext:value-type="float">
            <text:p>10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4.1" calcext:value-type="float">
            <text:p>24,1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Boćwina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Bób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Bób, mrożony</text:p>
          </table:table-cell>
          <table:table-cell office:value-type="float" office:value="63" calcext:value-type="float">
            <text:p>63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13.4" calcext:value-type="float">
            <text:p>13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Brokuły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5.2" calcext:value-type="float">
            <text:p>5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Brokuły, mrożone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,7</text:p>
          </table:table-cell>
          <table:table-cell office:value-type="float" office:value="0.4" calcext:value-type="float">
            <text:p>0,4</text:p>
          </table:table-cell>
          <table:table-cell office:value-type="float" office:value="4.7" calcext:value-type="float">
            <text:p>4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Brukiew</text:p>
          </table:table-cell>
          <table:table-cell office:value-type="float" office:value="29" calcext:value-type="float">
            <text:p>2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Brukselka</text:p>
          </table:table-cell>
          <table:table-cell office:value-type="float" office:value="37" calcext:value-type="float">
            <text:p>37</text:p>
          </table:table-cell>
          <table:table-cell office:value-type="float" office:value="4.7" calcext:value-type="float">
            <text:p>4,7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Brukselka, mrożona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Burak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Buraki purée, mrożone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,6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 office:value-type="float" office:value="0.4" calcext:value-type="float">
            <text:p>0,4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Cebula, konserwowa</text:p>
          </table:table-cell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12.4" calcext:value-type="float">
            <text:p>12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ebula, mrożona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office:value-type="float" office:value="6.2" calcext:value-type="float">
            <text:p>6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Cebulki perłow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Chrzan</text:p>
          </table:table-cell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,5</text:p>
          </table:table-cell>
          <table:table-cell office:value-type="float" office:value="0.6" calcext:value-type="float">
            <text:p>0,6</text:p>
          </table:table-cell>
          <table:table-cell office:value-type="float" office:value="18.1" calcext:value-type="float">
            <text:p>18,1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Ciecierzyca, kiełki</text:p>
          </table:table-cell>
          <table:table-cell office:value-type="float" office:value="144" calcext:value-type="float">
            <text:p>144</text:p>
          </table:table-cell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25.5" calcext:value-type="float">
            <text:p>25,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Cukinia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kinia, mrożona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koria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osnek</text:p>
          </table:table-cell>
          <table:table-cell office:value-type="float" office:value="146" calcext:value-type="float">
            <text:p>146</text:p>
          </table:table-cell>
          <table:table-cell office:value-type="float" office:value="6.4" calcext:value-type="float">
            <text:p>6,4</text:p>
          </table:table-cell>
          <table:table-cell office:value-type="float" office:value="0.5" calcext:value-type="float">
            <text:p>0,5</text:p>
          </table:table-cell>
          <table:table-cell office:value-type="float" office:value="32.6" calcext:value-type="float">
            <text:p>32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Dynia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Endywia, surowa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Fasola biała, nasiona suche</text:p>
          </table:table-cell>
          <table:table-cell office:value-type="float" office:value="288" calcext:value-type="float">
            <text:p>288</text:p>
          </table:table-cell>
          <table:table-cell office:value-type="float" office:value="21.4" calcext:value-type="float">
            <text:p>21,4</text:p>
          </table:table-cell>
          <table:table-cell office:value-type="float" office:value="1.6" calcext:value-type="float">
            <text:p>1,6</text:p>
          </table:table-cell>
          <table:table-cell office:value-type="float" office:value="61.6" calcext:value-type="float">
            <text:p>61,6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Fasola cięta, konserwowa, bez zalewy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Fasola mung, kiełki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6.2" calcext:value-type="float">
            <text:p>6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ola szparagowa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Fasolka flageolot, konserwowa</text:p>
          </table:table-cell>
          <table:table-cell office:value-type="float" office:value="61" calcext:value-type="float">
            <text:p>61</text:p>
          </table:table-cell>
          <table:table-cell office:value-type="float" office:value="6.3" calcext:value-type="float">
            <text:p>6,3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Fasolka szparagowa, mrożona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Groch, nasiona suche</text:p>
          </table:table-cell>
          <table:table-cell office:value-type="float" office:value="293" calcext:value-type="float">
            <text:p>293</text:p>
          </table:table-cell>
          <table:table-cell office:value-type="float" office:value="23.8" calcext:value-type="float">
            <text:p>23,8</text:p>
          </table:table-cell>
          <table:table-cell office:value-type="float" office:value="1.4" calcext:value-type="float">
            <text:p>1,4</text:p>
          </table:table-cell>
          <table:table-cell office:value-type="float" office:value="60.2" calcext:value-type="float">
            <text:p>60,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oszek zielony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,7</text:p>
          </table:table-cell>
          <table:table-cell office:value-type="float" office:value="0.4" calcext:value-type="float">
            <text:p>0,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szek zielony, konserwowy, bez zalewy</text:p>
          </table:table-cell>
          <table:table-cell office:value-type="float" office:value="63" calcext:value-type="float">
            <text:p>63</text:p>
          </table:table-cell>
          <table:table-cell office:value-type="float" office:value="4.9" calcext:value-type="float">
            <text:p>4,9</text:p>
          </table:table-cell>
          <table:table-cell office:value-type="float" office:value="0.2" calcext:value-type="float">
            <text:p>0,2</text:p>
          </table:table-cell>
          <table:table-cell office:value-type="float" office:value="15.8" calcext:value-type="float">
            <text:p>15,8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Groszek zielony, mrożony</text:p>
          </table:table-cell>
          <table:table-cell office:value-type="float" office:value="72" calcext:value-type="float">
            <text:p>72</text:p>
          </table:table-cell>
          <table:table-cell office:value-type="float" office:value="6.4" calcext:value-type="float">
            <text:p>6,4</text:p>
          </table:table-cell>
          <table:table-cell office:value-type="float" office:value="0.4" calcext:value-type="float">
            <text:p>0,4</text:p>
          </table:table-cell>
          <table:table-cell office:value-type="float" office:value="16.3" calcext:value-type="float">
            <text:p>16,3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Jarmuż</text:p>
          </table:table-cell>
          <table:table-cell office:value-type="float" office:value="29" calcext:value-type="float">
            <text:p>29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6.1" calcext:value-type="float">
            <text:p>6,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style-name="ce1" office:value-type="string" calcext:value-type="string">
            <text:p>Kalafior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Kalafior, mrożony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Kalarepa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,2</text:p>
          </table:table-cell>
          <table:table-cell office:value-type="float" office:value="0.3" calcext:value-type="float">
            <text:p>0,3</text:p>
          </table:table-cell>
          <table:table-cell office:value-type="float" office:value="6.5" calcext:value-type="float">
            <text:p>6,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Kalarepa, mrożon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pusta biała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7.4" calcext:value-type="float">
            <text:p>7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apusta biała, mrożona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Kapusta chińska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Kapusta czerwona</text:p>
          </table:table-cell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apusta kwaszona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3.4" calcext:value-type="float">
            <text:p>3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Kapusta pekińska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3.2" calcext:value-type="float">
            <text:p>3,2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Kapusta włoska</text:p>
          </table:table-cell>
          <table:table-cell office:value-type="float" office:value="38" calcext:value-type="float">
            <text:p>38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office:value-type="float" office:value="7.8" calcext:value-type="float">
            <text:p>7,8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Kapusta włoska, mrożona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Karczochy surowe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10.8" calcext:value-type="float">
            <text:p>10,8</text:p>
          </table:table-cell>
        </table:table-row>
        <table:table-row table:style-name="ro2">
          <table:table-cell table:style-name="ce1" office:value-type="string" calcext:value-type="string">
            <text:p>Kiełki pszenicy</text:p>
          </table:table-cell>
          <table:table-cell office:value-type="float" office:value="302" calcext:value-type="float">
            <text:p>302</text:p>
          </table:table-cell>
          <table:table-cell office:value-type="float" office:value="24.4" calcext:value-type="float">
            <text:p>24,4</text:p>
          </table:table-cell>
          <table:table-cell office:value-type="float" office:value="7.8" calcext:value-type="float">
            <text:p>7,8</text:p>
          </table:table-cell>
          <table:table-cell office:value-type="float" office:value="50.7" calcext:value-type="float">
            <text:p>50,7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Koncentrat pomidorowy, 30%</text:p>
          </table:table-cell>
          <table:table-cell office:value-type="float" office:value="92" calcext:value-type="float">
            <text:p>92</text:p>
          </table:table-cell>
          <table:table-cell office:value-type="float" office:value="5.6" calcext:value-type="float">
            <text:p>5,6</text:p>
          </table:table-cell>
          <table:table-cell office:value-type="float" office:value="1.5" calcext:value-type="float">
            <text:p>1,5</text:p>
          </table:table-cell>
          <table:table-cell office:value-type="float" office:value="16.7" calcext:value-type="float">
            <text:p>16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table:style-name="ce2" office:value-type="string" calcext:value-type="string">
            <text:p>Koper ogrodowy</text:p>
          </table:table-cell>
          <table:table-cell office:value-type="float" office:value="26" calcext:value-type="float">
            <text:p>26</text:p>
          </table:table-cell>
          <table:table-cell office:value-type="float" office:value="2.8" calcext:value-type="float">
            <text:p>2,8</text:p>
          </table:table-cell>
          <table:table-cell office:value-type="float" office:value="0.4" calcext:value-type="float">
            <text:p>0,4</text:p>
          </table:table-cell>
          <table:table-cell office:value-type="float" office:value="6.1" calcext:value-type="float">
            <text:p>6,1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table:style-name="ce2" office:value-type="string" calcext:value-type="string">
            <text:p>Koper włoski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table:style-name="ce2" office:value-type="string" calcext:value-type="string">
            <text:p>Kukurydza, kolby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23.4" calcext:value-type="float">
            <text:p>23,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table:style-name="ce2" office:value-type="string" calcext:value-type="string">
            <text:p>Kukurydza, kolby, mrożona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22.5" calcext:value-type="float">
            <text:p>22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table:style-name="ce2" office:value-type="string" calcext:value-type="string">
            <text:p>Kukurydza, konserwowa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3.6" calcext:value-type="float">
            <text:p>23,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table:style-name="ce2" office:value-type="string" calcext:value-type="string">
            <text:p>Liście mniszka lekarskiego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,9</text:p>
          </table:table-cell>
          <table:table-cell office:value-type="float" office:value="0.6" calcext:value-type="float">
            <text:p>0,6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Lucerna, świeże kiełki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2.1" calcext:value-type="float">
            <text:p>2,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2" office:value-type="string" calcext:value-type="string">
            <text:p>Marchew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8.7" calcext:value-type="float">
            <text:p>8,7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table:style-name="ce2" office:value-type="string" calcext:value-type="string">
            <text:p>Marchew, mrożona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7.8" calcext:value-type="float">
            <text:p>7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table:style-name="ce2" office:value-type="string" calcext:value-type="string">
            <text:p>Mąka sojowa odtłuszczona</text:p>
          </table:table-cell>
          <table:table-cell office:value-type="float" office:value="371" calcext:value-type="float">
            <text:p>371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,2</text:p>
          </table:table-cell>
          <table:table-cell office:value-type="float" office:value="38.4" calcext:value-type="float">
            <text:p>38,4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style-name="ce2" office:value-type="string" calcext:value-type="string">
            <text:p>Mąka sojowa pełnotłusta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23.5" calcext:value-type="float">
            <text:p>23,5</text:p>
          </table:table-cell>
          <table:table-cell office:value-type="float" office:value="20.1" calcext:value-type="float">
            <text:p>20,1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table:style-name="ce2" office:value-type="string" calcext:value-type="string">
            <text:p>Ogórek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2" office:value-type="string" calcext:value-type="string">
            <text:p>Ogórek kwaszon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2" office:value-type="string" calcext:value-type="string">
            <text:p>Ogórki z papryką, konserwowe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9.9" calcext:value-type="float">
            <text:p>9,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Ogórki, konserwowe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style-name="ce2" office:value-type="string" calcext:value-type="string">
            <text:p>Papryka czerwona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office:value-type="float" office:value="0.5" calcext:value-type="float">
            <text:p>0,5</text:p>
          </table:table-cell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apryka czerwona, konserwowa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2" office:value-type="string" calcext:value-type="string">
            <text:p>Papryka czerwona, mrożona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office:value-type="float" office:value="0.5" calcext:value-type="float">
            <text:p>0,5</text:p>
          </table:table-cell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apryka zielona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asternak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5.5" calcext:value-type="float">
            <text:p>15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style-name="ce2" office:value-type="string" calcext:value-type="string">
            <text:p>Pietruszka, korzeń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10.5" calcext:value-type="float">
            <text:p>10,5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table:style-name="ce2" office:value-type="string" calcext:value-type="string">
            <text:p>Pietruszka, korzeń, mrożona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table:style-name="ce2" office:value-type="string" calcext:value-type="string">
            <text:p>Pietruszka, liście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table:style-name="ce2" office:value-type="string" calcext:value-type="string">
            <text:p>Pikle, konserwowe</text:p>
          </table:table-cell>
          <table:table-cell office:value-type="float" office:value="62" calcext:value-type="float">
            <text:p>6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15.5" calcext:value-type="float">
            <text:p>15,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2" office:value-type="string" calcext:value-type="string">
            <text:p>Płatki ziemniaczane</text:p>
          </table:table-cell>
          <table:table-cell office:value-type="float" office:value="335" calcext:value-type="float">
            <text:p>335</text:p>
          </table:table-cell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78.2" calcext:value-type="float">
            <text:p>78,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Pokrzywa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1.3" calcext:value-type="float">
            <text:p>1,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table:style-name="ce2" office:value-type="string" calcext:value-type="string">
            <text:p>Pomidor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3.6" calcext:value-type="float">
            <text:p>3,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style-name="ce2" office:value-type="string" calcext:value-type="string">
            <text:p>Por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office:value-type="float" office:value="0.3" calcext:value-type="float">
            <text:p>0,3</text:p>
          </table:table-cell>
          <table:table-cell office:value-type="float" office:value="5.7" calcext:value-type="float">
            <text:p>5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table:style-name="ce2" office:value-type="string" calcext:value-type="string">
            <text:p>Por, mrożony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office:value-type="float" office:value="0.3" calcext:value-type="float">
            <text:p>0,3</text:p>
          </table:table-cell>
          <table:table-cell office:value-type="float" office:value="5.7" calcext:value-type="float">
            <text:p>5,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table:style-name="ce2" office:value-type="string" calcext:value-type="string">
            <text:p>Portulaka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yzy ziemniaczane w proszku</text:p>
          </table:table-cell>
          <table:table-cell office:value-type="float" office:value="324" calcext:value-type="float">
            <text:p>324</text:p>
          </table:table-cell>
          <table:table-cell office:value-type="float" office:value="5.1" calcext:value-type="float">
            <text:p>5,1</text:p>
          </table:table-cell>
          <table:table-cell office:value-type="float" office:value="1.4" calcext:value-type="float">
            <text:p>1,4</text:p>
          </table:table-cell>
          <table:table-cell office:value-type="float" office:value="77.3" calcext:value-type="float">
            <text:p>77,3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table:style-name="ce2" office:value-type="string" calcext:value-type="string">
            <text:p>Rabarbar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table:style-name="ce2" office:value-type="string" calcext:value-type="string">
            <text:p>Roszponka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string" calcext:value-type="string">
            <text:p>Rukiew wodn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string" calcext:value-type="string">
            <text:p>Rukola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office:value-type="float" office:value="2.1" calcext:value-type="float">
            <text:p>2,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2" office:value-type="string" calcext:value-type="string">
            <text:p>Rzepa</text:p>
          </table:table-cell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2" office:value-type="string" calcext:value-type="string">
            <text:p>Rzeżucha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,2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2" office:value-type="string" calcext:value-type="string">
            <text:p>Rzodkiew biała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2" office:value-type="string" calcext:value-type="string">
            <text:p>Rzodkiewk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2" office:value-type="string" calcext:value-type="string">
            <text:p>Sałata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Sałata lodowa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string" calcext:value-type="string">
            <text:p>Sałatka szwedzka, konserwowa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Sałatka z czerwonej kapusty, konserwowa</text:p>
          </table:table-cell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21.9" calcext:value-type="float">
            <text:p>21,9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string" calcext:value-type="string">
            <text:p>Seler korzeniowy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7.7" calcext:value-type="float">
            <text:p>7,7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table:style-name="ce2" office:value-type="string" calcext:value-type="string">
            <text:p>Seler korzeniowy, mrożony</text:p>
          </table:table-cell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float" office:value="6.9" calcext:value-type="float">
            <text:p>6,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table:style-name="ce2" office:value-type="string" calcext:value-type="string">
            <text:p>Seler naciow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2" office:value-type="string" calcext:value-type="string">
            <text:p>Skorzonera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Skrobia ziemniaczana</text:p>
          </table:table-cell>
          <table:table-cell office:value-type="float" office:value="343" calcext:value-type="float">
            <text:p>34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83.9" calcext:value-type="float">
            <text:p>83,9</text:p>
          </table:table-cell>
          <table:table-cell office:value-type="float" office:value="0.4" calcext:value-type="float">
            <text:p>0,4</text:p>
          </table:table-cell>
        </table:table-row>
        <table:table-row table:style-name="ro3">
          <table:table-cell table:style-name="ce1" office:value-type="string" calcext:value-type="string">
            <text:p>Soczewica czerwona, nasiona suche</text:p>
          </table:table-cell>
          <table:table-cell office:value-type="float" office:value="327" calcext:value-type="float">
            <text:p>327</text:p>
          </table:table-cell>
          <table:table-cell office:value-type="float" office:value="25.4" calcext:value-type="float">
            <text:p>25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Soczewica, kiełki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22.1" calcext:value-type="float">
            <text:p>22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oja, kiełki</text:p>
          </table:table-cell>
          <table:table-cell office:value-type="float" office:value="141" calcext:value-type="float">
            <text:p>141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9.6" calcext:value-type="float">
            <text:p>9,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Soja, nasiona suche</text:p>
          </table:table-cell>
          <table:table-cell office:value-type="float" office:value="382" calcext:value-type="float">
            <text:p>382</text:p>
          </table:table-cell>
          <table:table-cell office:value-type="float" office:value="34.3" calcext:value-type="float">
            <text:p>34,3</text:p>
          </table:table-cell>
          <table:table-cell office:value-type="float" office:value="19.6" calcext:value-type="float">
            <text:p>19,6</text:p>
          </table:table-cell>
          <table:table-cell office:value-type="float" office:value="32.7" calcext:value-type="float">
            <text:p>32,7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Sos keczup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,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Szczaw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4.9" calcext:value-type="float">
            <text:p>4,9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Szczypiorek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office:value-type="float" office:value="0.8" calcext:value-type="float">
            <text:p>0,8</text:p>
          </table:table-cell>
          <table:table-cell office:value-type="float" office:value="3.9" calcext:value-type="float">
            <text:p>3,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Szparagi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Szparagi, konserwowe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,1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Szpinak</text:p>
          </table:table-cell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Szpinak, mrożony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office:value-type="float" office:value="0.4" calcext:value-type="float">
            <text:p>0,4</text:p>
          </table:table-cell>
          <table:table-cell office:value-type="float" office:value="2.7" calcext:value-type="float">
            <text:p>2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76" calcext:value-type="float">
            <text:p>76</text:p>
          </table:table-cell>
          <table:table-cell office:value-type="float" office:value="7.8" calcext:value-type="float">
            <text:p>7,8</text:p>
          </table:table-cell>
          <table:table-cell office:value-type="float" office:value="4.2" calcext:value-type="float">
            <text:p>4,2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nambur (słonecznik bulwiasty)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Ziemniaki, mrożone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float" office:value="16.5" calcext:value-type="float">
            <text:p>16,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Ziemniaki, późne</text:p>
          </table:table-cell>
          <table:table-cell office:value-type="float" office:value="85" calcext:value-type="float">
            <text:p>85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20.5" calcext:value-type="float">
            <text:p>20,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Ziemniaki, średnio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18.3" calcext:value-type="float">
            <text:p>18,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Ziemniaki, wczesne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16.3" calcext:value-type="float">
            <text:p>16,3</text:p>
          </table:table-cell>
          <table:table-cell office:value-type="float" office:value="1.3" calcext:value-type="float">
            <text:p>1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06:34:01.808000000</meta:creation-date>
    <dc:date>2024-02-22T06:45:13.992000000</dc:date>
    <meta:editing-duration>PT11M14S</meta:editing-duration>
    <meta:editing-cycles>1</meta:editing-cycles>
    <meta:document-statistic meta:table-count="1" meta:cell-count="696" meta:object-count="0"/>
    <meta:generator>LibreOffice/7.5.4.2$Windows_X86_64 LibreOffice_project/36ccfdc35048b057fd9854c757a8b67ec53977b6</meta:generator>
  </office:meta>
</office:document-meta>
</file>